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2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3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>
        <style:tab-stops>
          <style:tab-stop style:position="212.60pt" style:type="center"/>
          <style:tab-stop style:position="425.20pt" style:type="right"/>
        </style:tab-stops>
      </style:paragraph-properties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15.65pt"/>
          <style:tab-stop style:position="32891.10pt"/>
        </style:tab-stops>
      </style:paragraph-properties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justify" fo:margin-left="35.45pt" fo:text-indent="0.00pt"/>
    </style:style>
    <style:style style:name="P7" style:family="paragraph">
      <style:paragraph-properties fo:line-height="100.00%" fo:text-align="justify" fo:margin-left="70.90pt" fo:text-indent="0.00pt"/>
    </style:style>
    <style:style style:name="P8" style:family="paragraph">
      <style:paragraph-properties fo:line-height="100.00%" fo:text-align="left" fo:margin-left="5.40pt" fo:text-indent="-5.40pt">
        <style:tab-stops>
          <style:tab-stop style:position="15.65pt"/>
          <style:tab-stop style:position="32891.10pt"/>
        </style:tab-stops>
      </style:paragraph-properties>
    </style:style>
    <style:style style:name="P9" style:family="paragraph">
      <style:paragraph-properties fo:line-height="100.00%" fo:text-align="justify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justify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justify"/>
    </style:style>
    <style:style style:name="P14" style:family="paragraph">
      <style:paragraph-properties fo:line-height="100.00%" fo:text-align="left"/>
    </style:style>
    <style:style style:name="TableColumn0100" style:family="table-column">
      <style:table-column-properties style:column-width="0.292361in"/>
    </style:style>
    <style:style style:name="TableColumn0101" style:family="table-column">
      <style:table-column-properties style:column-width="6.393750in"/>
    </style:style>
    <style:style style:name="Table01" style:family="table">
      <style:table-properties style:width="6.686111in" fo:margin-left="0.000000in" style:writing-mode="lr" table:align="left" style:may-break-between-rows="true"/>
    </style:style>
    <style:style style:name="TableRow0100" style:family="table-row">
      <style:table-row-properties style:min-row-height="0.671528in"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Lista de Exercícios<text:s/></text:span><text:span text:style-name="T2">–</text:span><text:span text:style-name="T3"><text:s/>Atividade 6</text:span></text:p>
      <text:p text:style-name="P2"><text:span text:style-name="T4"/></text:p>
      <text:p text:style-name="P2"><text:span text:style-name="T5">Referência:</text:span></text:p>
      <text:p text:style-name="P2"><text:span text:style-name="T6">PATTERSON, David A.; HENNESSY, John L. Organização e Projeto de Computadores: A Interface Hardware/Software. 5 ed. Rio de Janeiro: Elsevier, 2017.</text:span></text:p>
      <text:p text:style-name="P2"><text:span text:style-name="T7"/></text:p>
      <text:p text:style-name="P2"><text:span text:style-name="T8">Exercício 5.1</text:span></text:p>
      <text:p text:style-name="P3"><text:span text:style-name="T9">Neste exercício, veremos as propriedades de localidade de memória do cálculo de matriz. O código a seguir é escrito em C, em que os elementos dentro da mesma linha são armazenados de forma contígua. Suponha que cada palavra seja um inteiro de 32 bits.</text:span></text:p>
      <text:p text:style-name="P3"><text:span text:style-name="T10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5"><text:span text:style-name="T11">a.</text:span><text:span text:style-name="T12"/></text:p>
          </table:table-cell>
          <table:table-cell table:style-name="TableCell010001">
            <text:p text:style-name="P5"><text:span text:style-name="T13">for (I=0; I&lt;8; I++) </text:span></text:p>
            <text:p text:style-name="P6"><text:span text:style-name="T13">for (J=0; J&lt;8000; J++) </text:span></text:p>
            <text:p text:style-name="P7"><text:span text:style-name="T13">A[I][J]=B[I][0]+A[J][I];</text:span><text:span text:style-name="T14"/></text:p>
          </table:table-cell>
        </table:table-row>
      </table:table>
      <text:p text:style-name="P9"><text:span text:style-name="T14"/></text:p>
      <text:p text:style-name="P9"><text:span text:style-name="T15">5.1.1</text:span><text:span text:style-name="T16"><text:s/>[5] &lt;§5.1&gt; Quantos inteiros de 32 bits podem ser armazenados em uma linha de cache de 16 bytes?</text:span></text:p>
      <text:p text:style-name="P9"><text:span text:style-name="T16"><text:tab/></text:span></text:p>
      <text:p text:style-name="P9"><text:span text:style-name="T16"><text:tab/></text:span><text:span text:style-name="T17">Em uma linha de cache de 16 bytes podem ser armazenadas 4<text:s text:c="2"/>de 32 bits</text:span></text:p>
      <text:p text:style-name="P9"><text:span text:style-name="T18"/></text:p>
      <text:p text:style-name="P9"><text:span text:style-name="T19">5.1.2</text:span><text:span text:style-name="T20"><text:s/>[5] &lt;§5.1&gt; Referências a quais variáveis exibem localidade temporal? </text:span></text:p>
      <text:p text:style-name="P9"><text:span text:style-name="T21"/></text:p>
      <text:p text:style-name="P9"><text:span text:style-name="T22"><text:tab/></text:span><text:span text:style-name="T23">I e J</text:span><text:span text:style-name="T24"/></text:p>
      <text:p text:style-name="P9"><text:span text:style-name="T25"/></text:p>
      <text:p text:style-name="P9"><text:span text:style-name="T26">5.1.3</text:span><text:span text:style-name="T27"><text:s/>[5] &lt;§5.1&gt; Referências a quais variáveis exibem localidade espacial?</text:span></text:p>
      <text:p text:style-name="P10"><text:span text:style-name="T28"/></text:p>
      <text:p text:style-name="P10"><text:span text:style-name="T28"><text:tab/></text:span><text:span text:style-name="T29">A e B</text:span><text:span text:style-name="T30"/></text:p>
      <text:p text:style-name="P10"><text:span text:style-name="T30"/></text:p>
      <text:p text:style-name="P11"><text:span text:style-name="T30"/></text:p>
      <text:p text:style-name="P12"><text:span text:style-name="T31">Exercício 5.2</text:span></text:p>
      <text:p text:style-name="P13"><text:span text:style-name="T32">As caches são importantes para fornecer uma hierarquia de memória de alto desempenho aos processadores. A seguir se encontra uma lista de referências a endereços de memória de 32 bits, dadas como endereços de palavra. </text:span></text:p>
      <text:p text:style-name="P13"><text:span text:style-name="T32">3, 180, 43, 2, 191, 88, 190, 14, 181, 44, 186, 253 </text:span></text:p>
      <text:p text:style-name="P13"><text:span text:style-name="T33"/></text:p>
      <text:p text:style-name="P13"><text:span text:style-name="T34">5.2.1<text:s/></text:span><text:span text:style-name="T35">[10] &lt;§5.3&gt; Para cada uma dessas referências, identifique o endereço binário, a tag e o índice dado uma cache de mapeamento direto com 16 blocos de uma palavra. Além disso, indique se cada referência é um acerto ou uma falha, supondo que a cache esteja inicialmente vazia. </text:span></text:p>
      <text:p text:style-name="P13"><text:span text:style-name="T36"/></text:p>
      <text:p text:style-name="P13"><text:span text:style-name="T36"><text:tab/>000011</text:span></text:p>
      <text:p text:style-name="P13"><text:span text:style-name="T36"><text:tab/><text:tab/></text:span></text:p>
      <text:p text:style-name="P13"><text:span text:style-name="T36"><text:tab/></text:span></text:p>
      <text:p text:style-name="P13"><text:span text:style-name="T36"><text:tab/></text:span></text:p>
      <text:p text:style-name="P13"><text:span text:style-name="T36"><text:tab/></text:span></text:p>
      <text:p text:style-name="P13"><text:span text:style-name="T36"><text:tab/></text:span></text:p>
      <text:p text:style-name="P13"><text:span text:style-name="T37">5.2.2<text:s/></text:span><text:span text:style-name="T38">[10] &lt;§5.3&gt; Para cada uma dessas referências, identifique o endereço binário, a tag e o índice dado uma cache de mapeamento direto com blocos de duas palavras e um tamanho total de oito blocos. Liste também se cada referência é um acerto ou uma falha, supondo que a cache esteja inicialmente vazia.</text:span></text:p>
      <text:p text:style-name="P13"><text:span text:style-name="T39"/></text:p>
      <text:p text:style-name="P13"><text:span text:style-name="T39"/></text:p>
      <text:p text:style-name="P14"><text:span text:style-name="T3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